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RegistrationsAotProcessorTests.processAheadOfTimeReturnsBeanRegistrationsAotContributionWith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RegistrationsAotProcessorTests.beanRegistrationsAotProcessorIs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RegistrationsAotProcessorTests.processAheadOfTimeReturnsBeanRegistrationsAotContributionWith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